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702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一共调用了<text:span text:style-name="T1">15次vlm</text:span></text:p>
      <text:p text:style-name="Standard"/>
      <text:p text:style-name="Standard">2025-08-01 15:24:39, INFO: HTTP Request: POST https://api.openai.com/v1/chat/completions "HTTP/1.1 200 OK"</text:p>
      <text:p text:style-name="Standard">VLM used successfully!</text:p>
      <text:p text:style-name="Standard">VLM Perception: 2 new ids detected, scene type: simple_corridor</text:p>
      <text:p text:style-name="Standard">2025-08-01 15:24:46, INFO: HTTP Request: POST https://api.openai.com/v1/chat/completions "HTTP/1.1 200 OK"</text:p>
      <text:p text:style-name="Standard">VLM used successfully!</text:p>
      <text:p text:style-name="Standard">VLM Perception: 1 new ids detected, scene type: simple_corridor</text:p>
      <text:p text:style-name="Standard">2025-08-01 15:24:50, INFO: HTTP Request: POST https://api.openai.com/v1/chat/completions "HTTP/1.1 200 OK"</text:p>
      <text:p text:style-name="Standard">VLM used successfully!</text:p>
      <text:p text:style-name="Standard">VLM Perception: 1 new ids detected, scene type: simple_corridor</text:p>
      <text:p text:style-name="Standard">2025-08-01 15:24:55, INFO: HTTP Request: POST https://api.openai.com/v1/chat/completions "HTTP/1.1 200 OK"</text:p>
      <text:p text:style-name="Standard">VLM used successfully!</text:p>
      <text:p text:style-name="Standard">VLM Perception: 1 new ids detected, scene type: simple_corridor</text:p>
      <text:p text:style-name="Standard">2025-08-01 15:25:00, INFO: HTTP Request: POST https://api.openai.com/v1/chat/completions "HTTP/1.1 200 OK"</text:p>
      <text:p text:style-name="Standard">VLM used successfully!</text:p>
      <text:p text:style-name="Standard">VLM Perception: 1 new ids detected, scene type: simple_corridor</text:p>
      <text:p text:style-name="Standard">2025-08-01 15:25:04, INFO: HTTP Request: POST https://api.openai.com/v1/chat/completions "HTTP/1.1 200 OK"</text:p>
      <text:p text:style-name="Standard">VLM used successfully!</text:p>
      <text:p text:style-name="Standard">VLM Perception: 1 new ids detected, scene type: simple_corridor</text:p>
      <text:p text:style-name="Standard">2025-08-01 15:25:07, INFO: HTTP Request: POST https://api.openai.com/v1/chat/completions "HTTP/1.1 200 OK"</text:p>
      <text:p text:style-name="Standard">VLM used successfully!</text:p>
      <text:p text:style-name="Standard">VLM Perception: 1 new ids detected, scene type: simple_corridor</text:p>
      <text:p text:style-name="Standard">2025-08-01 15:25:09, INFO: HTTP Request: POST https://api.openai.com/v1/chat/completions "HTTP/1.1 200 OK"</text:p>
      <text:p text:style-name="Standard">VLM used successfully!</text:p>
      <text:p text:style-name="Standard">VLM Perception: 0 new ids detected, scene type: simple_corridor</text:p>
      <text:p text:style-name="Standard">2025-08-01 15:25:12, INFO: HTTP Request: POST https://api.openai.com/v1/chat/completions "HTTP/1.1 200 OK"</text:p>
      <text:p text:style-name="Standard">VLM used successfully!</text:p>
      <text:p text:style-name="Standard">VLM Perception: 1 new ids detected, scene type: simple_corridor</text:p>
      <text:p text:style-name="Standard">2025-08-01 15:25:14, INFO: HTTP Request: POST https://api.openai.com/v1/chat/completions "HTTP/1.1 200 OK"</text:p>
      <text:p text:style-name="Standard">VLM used successfully!</text:p>
      <text:p text:style-name="Standard">VLM Perception: 0 new ids detected, scene type: simple_corner</text:p>
      <text:p text:style-name="Standard">2025-08-01 15:25:17, INFO: HTTP Request: POST https://api.openai.com/v1/chat/completions "HTTP/1.1 200 OK"</text:p>
      <text:p text:style-name="Standard">VLM used successfully!</text:p>
      <text:p text:style-name="Standard">VLM Perception: 0 new ids detected, scene type: simple_corridor</text:p>
      <text:p text:style-name="Standard">2025-08-01 15:25:33, INFO: HTTP Request: POST https://api.openai.com/v1/chat/completions "HTTP/1.1 200 OK"</text:p>
      <text:p text:style-name="Standard">VLM used successfully!</text:p>
      <text:p text:style-name="Standard">VLM Perception: 1 new ids detected, scene type: simple_corner</text:p>
      <text:p text:style-name="Standard">2025-08-01 15:25:43, INFO: HTTP Request: POST https://api.openai.com/v1/chat/completions "HTTP/1.1 200 OK"</text:p>
      <text:p text:style-name="Standard"><text:soft-page-break/>VLM used successfully!</text:p>
      <text:p text:style-name="Standard">VLM Perception: 1 new ids detected, scene type: simple_corridor</text:p>
      <text:p text:style-name="Standard">2025-08-01 15:26:03, INFO: HTTP Request: POST https://api.openai.com/v1/chat/completions "HTTP/1.1 200 OK"</text:p>
      <text:p text:style-name="Standard">VLM used successfully!</text:p>
      <text:p text:style-name="Standard">VLM Perception: 1 new ids detected, scene type: simple_corridor</text:p>
      <text:p text:style-name="Standard">2025-08-01 15:26:06, INFO: HTTP Request: POST https://api.openai.com/v1/chat/completions "HTTP/1.1 200 OK"</text:p>
      <text:p text:style-name="Standard">VLM used successfully!</text:p>
      <text:p text:style-name="Standard">VLM Perception: 1 new ids detected, scene type: simple_corrido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01T15:29:49.428723930</meta:creation-date>
    <dc:date>2025-08-01T15:31:01.687553068</dc:date>
    <meta:editing-duration>PT1M12S</meta:editing-duration>
    <meta:editing-cycles>1</meta:editing-cycles>
    <meta:document-statistic meta:table-count="0" meta:image-count="0" meta:object-count="0" meta:page-count="2" meta:paragraph-count="46" meta:word-count="338" meta:character-count="2872" meta:non-whitespace-character-count="2587"/>
    <meta:generator>LibreOffice/6.4.7.2$Linux_X86_64 LibreOffice_project/40$Build-2</meta:generator>
  </office:meta>
</office:document-meta>
</file>